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0000000800CF5E489B17A34A69.jpg" manifest:media-type="image/jpeg"/>
  <manifest:file-entry manifest:full-path="Pictures/100000000000060000000800D2FE211392241C57.jpg" manifest:media-type="image/jpeg"/>
  <manifest:file-entry manifest:full-path="Pictures/100000000000060000000800FF81DC2E3B766582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.jpg" text:anchor-type="as-char" svg:width="6.5in" svg:height="8.6665in" draw:z-index="0"><draw:image xlink:href="Pictures/100000000000060000000800FF81DC2E3B766582.jpg" xlink:type="simple" xlink:show="embed" xlink:actuate="onLoad" loext:mime-type="image/jpeg"/></draw:frame></text:p>
      <text:p text:style-name="Standard"/>
      <text:p text:style-name="Standard"/>
      <text:p text:style-name="Standard"><draw:frame draw:style-name="fr1" draw:name="image2.jpg" text:anchor-type="as-char" svg:width="6.5in" svg:height="8.6665in" draw:z-index="0"><draw:image xlink:href="Pictures/100000000000060000000800D2FE211392241C57.jpg" xlink:type="simple" xlink:show="embed" xlink:actuate="onLoad" loext:mime-type="image/jpeg"/></draw:frame></text:p>
      <text:p text:style-name="Standard"/>
      <text:p text:style-name="Standard"><draw:frame draw:style-name="fr1" draw:name="image1.jpg" text:anchor-type="as-char" svg:width="6.5in" svg:height="8.6665in" draw:z-index="0"><draw:image xlink:href="Pictures/100000000000060000000800CF5E489B17A34A69.jpg" xlink:type="simple" xlink:show="embed" xlink:actuate="onLoad" loext:mime-type="image/jpe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3" meta:word-count="0" meta:character-count="0" meta:non-whitespace-character-count="0"/>
    <meta:generator>LibreOfficeDev/6.0.5.2$Linux_X86_64 LibreOffice_project/</meta:generator>
  </office:meta>
</office:document-meta>
</file>